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92" officeooo:paragraph-rsid="001e2f92"/>
    </style:style>
    <style:style style:name="P2" style:family="paragraph" style:parent-style-name="Standard">
      <style:text-properties officeooo:paragraph-rsid="001e2f92"/>
    </style:style>
    <style:style style:name="P3" style:family="paragraph" style:parent-style-name="Standard">
      <style:text-properties officeooo:rsid="001f1540" officeooo:paragraph-rsid="001f1540"/>
    </style:style>
    <style:style style:name="P4" style:family="paragraph" style:parent-style-name="Standard">
      <style:text-properties officeooo:rsid="0020ef1e" officeooo:paragraph-rsid="0020ef1e"/>
    </style:style>
    <style:style style:name="P5" style:family="paragraph" style:parent-style-name="Standard">
      <style:text-properties officeooo:rsid="0020ef1e" officeooo:paragraph-rsid="0020ef1e"/>
    </style:style>
    <style:style style:name="P6" style:family="paragraph" style:parent-style-name="Standard">
      <style:text-properties officeooo:rsid="0022f185" officeooo:paragraph-rsid="0022f185"/>
    </style:style>
    <style:style style:name="T1" style:family="text">
      <style:text-properties officeooo:rsid="001e2f92"/>
    </style:style>
    <style:style style:name="T2" style:family="text">
      <style:text-properties fo:color="#ce9178" loext:opacity="100%" style:font-name="Droid Sans Mono" fo:font-size="11.25pt" fo:font-weight="normal" fo:background-color="#1e1e1e" loext:char-shading-value="0"/>
    </style:style>
    <style:style style:name="T3" style:family="text">
      <style:text-properties officeooo:rsid="00212d72"/>
    </style:style>
    <style:style style:name="T4" style:family="text">
      <style:text-properties officeooo:rsid="00221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jango scret key : </text:span><text:span text:style-name="T2">"django-insecure-@&amp;9n9!v(brlf(^de-j8(y-jvcxszm2m245#r)_7jk7e+ni^oc1"</text:span></text:p>
      <text:p text:style-name="P1"/>
      <text:p text:style-name="P1"/>
      <text:p text:style-name="P3">eğitim <text:span text:style-name="T3">4</text:span><text:span text:style-name="T4">5</text:span>. DK</text:p>
      <text:p text:style-name="P3"/>
      <text:p text:style-name="P3"><text:a xlink:type="simple" xlink:href="https://www.youtube.com/watch?v=FmVbEBknvUM" text:style-name="Internet_20_link" text:visited-style-name="Visited_20_Internet_20_Link">https://www.youtube.com/watch?v=FmVbEBknvUM</text:a></text:p>
      <text:p text:style-name="P3"/>
      <text:p text:style-name="P3"/>
      <text:p text:style-name="P4">super user</text:p>
      <text:p text:style-name="P4">k.adı : burak</text:p>
      <text:p text:style-name="P4">mail : <text:a xlink:type="simple" xlink:href="mailto:burak@burak.com" text:style-name="Internet_20_link" text:visited-style-name="Visited_20_Internet_20_Link">burak@burak.com</text:a></text:p>
      <text:p text:style-name="P4">şifre: zkn-2193</text:p>
      <text:p text:style-name="P4"/>
      <text:p text:style-name="P6">env dosyasının olduğu dizine gidilir ve “source .env” komutu çalıştırılı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22:25:59.588275359</meta:creation-date>
    <dc:date>2024-09-03T22:43:24.725539806</dc:date>
    <meta:editing-duration>PT5H56M5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9" meta:character-count="277" meta:non-whitespace-character-count="255"/>
  </office:meta>
</office:document-meta>
</file>